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_base" table:style-name="ta1">
        <table:shapes>
          <draw:frame draw:z-index="0" draw:style-name="gr1" draw:text-style-name="P1" svg:width="210mm" svg:height="100mm" svg:x="78.16mm" svg:y="117.09mm">
            <draw:object draw:notify-on-update-of-ranges="ISR_base.D9:ISR_base.U9 ISR_base.C10:ISR_base.C10 ISR_base.D10:ISR_base.U10 ISR_base.C11:ISR_base.C11 ISR_base.D11:ISR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23.001" calcext:value-type="float">
            <text:p>23.001</text:p>
          </table:table-cell>
          <table:table-cell office:value-type="float" office:value="6.5027" calcext:value-type="float">
            <text:p>6.5027</text:p>
          </table:table-cell>
          <table:table-cell office:value-type="float" office:value="23.264" calcext:value-type="float">
            <text:p>23.264</text:p>
          </table:table-cell>
          <table:table-cell office:value-type="float" office:value="36.345" calcext:value-type="float">
            <text:p>36.345</text:p>
          </table:table-cell>
          <table:table-cell office:value-type="float" office:value="70.751" calcext:value-type="float">
            <text:p>70.751</text:p>
          </table:table-cell>
          <table:table-cell office:value-type="float" office:value="38.209" calcext:value-type="float">
            <text:p>38.209</text:p>
          </table:table-cell>
          <table:table-cell office:value-type="float" office:value="25.228" calcext:value-type="float">
            <text:p>25.228</text:p>
          </table:table-cell>
          <table:table-cell office:value-type="float" office:value="82.22" calcext:value-type="float">
            <text:p>82.22</text:p>
          </table:table-cell>
          <table:table-cell office:value-type="float" office:value="0.0579" calcext:value-type="float">
            <text:p>0.0579</text:p>
          </table:table-cell>
          <table:table-cell office:value-type="float" office:value="1.1619" calcext:value-type="float">
            <text:p>1.1619</text:p>
          </table:table-cell>
          <table:table-cell office:value-type="float" office:value="7.1964" calcext:value-type="float">
            <text:p>7.1964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2617" calcext:value-type="float">
            <text:p>0.2617</text:p>
          </table:table-cell>
          <table:table-cell office:value-type="float" office:value="19.228" calcext:value-type="float">
            <text:p>19.228</text:p>
          </table:table-cell>
          <table:table-cell office:value-type="float" office:value="27.828" calcext:value-type="float">
            <text:p>27.828</text:p>
          </table:table-cell>
          <table:table-cell office:value-type="float" office:value="0.4713" calcext:value-type="float">
            <text:p>0.4713</text:p>
          </table:table-cell>
          <table:table-cell office:value-type="float" office:value="10.799" calcext:value-type="float">
            <text:p>10.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22.692" calcext:value-type="float">
            <text:p>22.692</text:p>
          </table:table-cell>
          <table:table-cell office:value-type="float" office:value="5.8215" calcext:value-type="float">
            <text:p>5.8215</text:p>
          </table:table-cell>
          <table:table-cell office:value-type="float" office:value="22.715" calcext:value-type="float">
            <text:p>22.715</text:p>
          </table:table-cell>
          <table:table-cell office:value-type="float" office:value="34.968" calcext:value-type="float">
            <text:p>34.968</text:p>
          </table:table-cell>
          <table:table-cell office:value-type="float" office:value="69.671" calcext:value-type="float">
            <text:p>69.671</text:p>
          </table:table-cell>
          <table:table-cell office:value-type="float" office:value="35.91" calcext:value-type="float">
            <text:p>35.91</text:p>
          </table:table-cell>
          <table:table-cell office:value-type="float" office:value="23.606" calcext:value-type="float">
            <text:p>23.606</text:p>
          </table:table-cell>
          <table:table-cell office:value-type="float" office:value="81.716" calcext:value-type="float">
            <text:p>81.716</text:p>
          </table:table-cell>
          <table:table-cell office:value-type="float" office:value="0.0531" calcext:value-type="float">
            <text:p>0.0531</text:p>
          </table:table-cell>
          <table:table-cell office:value-type="float" office:value="1.1571" calcext:value-type="float">
            <text:p>1.1571</text:p>
          </table:table-cell>
          <table:table-cell office:value-type="float" office:value="5.8175" calcext:value-type="float">
            <text:p>5.8175</text:p>
          </table:table-cell>
          <table:table-cell office:value-type="float" office:value="13.777" calcext:value-type="float">
            <text:p>13.777</text:p>
          </table:table-cell>
          <table:table-cell office:value-type="float" office:value="10.674" calcext:value-type="float">
            <text:p>10.674</text:p>
          </table:table-cell>
          <table:table-cell office:value-type="float" office:value="0.2929" calcext:value-type="float">
            <text:p>0.2929</text:p>
          </table:table-cell>
          <table:table-cell office:value-type="float" office:value="14.556" calcext:value-type="float">
            <text:p>14.556</text:p>
          </table:table-cell>
          <table:table-cell office:value-type="float" office:value="27.418" calcext:value-type="float">
            <text:p>27.418</text:p>
          </table:table-cell>
          <table:table-cell office:value-type="float" office:value="0.5043" calcext:value-type="float">
            <text:p>0.5043</text:p>
          </table:table-cell>
          <table:table-cell office:value-type="float" office:value="10.267" calcext:value-type="float">
            <text:p>10.267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9.06mm" svg:y="123.56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 mode_rate.D22:mode_rate.D22 mode_rate.E22:mode_rate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7641" calcext:value-type="float">
            <text:p>0.7641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AVERAGE([.E8:.V8])" office:value-type="float" office:value="0.722761111111111" calcext:value-type="float">
            <text:p>0.7227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SR=10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335" calcext:value-type="float">
            <text:p>0.335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41" calcext:value-type="float">
            <text:p>0.4041</text:p>
          </table:table-cell>
          <table:table-cell/>
          <table:table-cell table:formula="of:=AVERAGE([.E9:.V9])" office:value-type="float" office:value="0.566677777777778" calcext:value-type="float">
            <text:p>0.56667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SR=15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43" calcext:value-type="float">
            <text:p>0.943</text:p>
          </table:table-cell>
          <table:table-cell office:value-type="float" office:value="0.706" calcext:value-type="float">
            <text:p>0.70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59" calcext:value-type="float">
            <text:p>0.3259</text:p>
          </table:table-cell>
          <table:table-cell/>
          <table:table-cell table:formula="of:=AVERAGE([.E10:.V10])" office:value-type="float" office:value="0.503094444444444" calcext:value-type="float">
            <text:p>0.50309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SR=20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855" calcext:value-type="float">
            <text:p>0.85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98" calcext:value-type="float">
            <text:p>0.2498</text:p>
          </table:table-cell>
          <table:table-cell/>
          <table:table-cell table:formula="of:=AVERAGE([.E11:.V11])" office:value-type="float" office:value="0.393294444444444" calcext:value-type="float">
            <text:p>0.39329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SR=25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33" calcext:value-type="float">
            <text:p>0.1733</text:p>
          </table:table-cell>
          <table:table-cell/>
          <table:table-cell table:formula="of:=AVERAGE([.E12:.V12])" office:value-type="float" office:value="0.300072222222222" calcext:value-type="float">
            <text:p>0.30007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16.25" calcext:value-type="float">
            <text:p>16.25</text:p>
          </table:table-cell>
          <table:table-cell table:formula="of:=(1-[.G8])*100" office:value-type="float" office:value="3.81999999999999" calcext:value-type="float">
            <text:p>3.81999999999999</text:p>
          </table:table-cell>
          <table:table-cell table:formula="of:=(1-[.H8])*100" office:value-type="float" office:value="0.519999999999998" calcext:value-type="float">
            <text:p>0.519999999999998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439999999999996" calcext:value-type="float">
            <text:p>0.439999999999996</text:p>
          </table:table-cell>
          <table:table-cell table:formula="of:=(1-[.K8])*100" office:value-type="float" office:value="1.86999999999999" calcext:value-type="float">
            <text:p>1.86999999999999</text:p>
          </table:table-cell>
          <table:table-cell table:formula="of:=(1-[.L8])*100" office:value-type="float" office:value="0.18999999999999" calcext:value-type="float">
            <text:p>0.18999999999999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4" calcext:value-type="float">
            <text:p>99.64</text:p>
          </table:table-cell>
          <table:table-cell table:formula="of:=(1-[.O8])*100" office:value-type="float" office:value="0.469999999999993" calcext:value-type="float">
            <text:p>0.469999999999993</text:p>
          </table:table-cell>
          <table:table-cell table:formula="of:=(1-[.P8])*100" office:value-type="float" office:value="23.59" calcext:value-type="float">
            <text:p>23.59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7" calcext:value-type="float">
            <text:p>99.47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229999999999997" calcext:value-type="float">
            <text:p>0.229999999999997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2.9" calcext:value-type="float">
            <text:p>52.9</text:p>
          </table:table-cell>
          <table:table-cell/>
          <table:table-cell table:formula="of:=(1-[.X8])*100" office:value-type="float" office:value="27.7238888888889" calcext:value-type="float">
            <text:p>27.7238888888889</text:p>
          </table:table-cell>
          <table:table-cell table:formula="of:=([.M18]+[.N18]+[.O18]+[.P18]+[.R18]+[.U18]+[.V18])/7" office:value-type="float" office:value="67.9585714285714" calcext:value-type="float">
            <text:p>67.95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19999999999998" calcext:value-type="float">
            <text:p>0.219999999999998</text:p>
          </table:table-cell>
          <table:table-cell table:formula="of:=(1-[.F9])*100" office:value-type="float" office:value="93.52" calcext:value-type="float">
            <text:p>93.52</text:p>
          </table:table-cell>
          <table:table-cell table:formula="of:=(1-[.G9])*100" office:value-type="float" office:value="5.58" calcext:value-type="float">
            <text:p>5.58</text:p>
          </table:table-cell>
          <table:table-cell table:formula="of:=(1-[.H9])*100" office:value-type="float" office:value="1.12" calcext:value-type="float">
            <text:p>1.12</text:p>
          </table:table-cell>
          <table:table-cell table:formula="of:=(1-[.I9])*100" office:value-type="float" office:value="0.0299999999999967" calcext:value-type="float">
            <text:p>0.029999999999997</text:p>
          </table:table-cell>
          <table:table-cell table:formula="of:=(1-[.J9])*100" office:value-type="float" office:value="0.689999999999991" calcext:value-type="float">
            <text:p>0.689999999999991</text:p>
          </table:table-cell>
          <table:table-cell table:formula="of:=(1-[.K9])*100" office:value-type="float" office:value="8.21999999999999" calcext:value-type="float">
            <text:p>8.21999999999999</text:p>
          </table:table-cell>
          <table:table-cell table:formula="of:=(1-[.L9])*100" office:value-type="float" office:value="1.71" calcext:value-type="float">
            <text:p>1.71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8.77" calcext:value-type="float">
            <text:p>98.77</text:p>
          </table:table-cell>
          <table:table-cell table:formula="of:=(1-[.P9])*100" office:value-type="float" office:value="39.36" calcext:value-type="float">
            <text:p>39.36</text:p>
          </table:table-cell>
          <table:table-cell table:formula="of:=(1-[.Q9])*100" office:value-type="float" office:value="66.5" calcext:value-type="float">
            <text:p>66.5</text:p>
          </table:table-cell>
          <table:table-cell table:formula="of:=(1-[.R9])*100" office:value-type="float" office:value="99.47" calcext:value-type="float">
            <text:p>99.47</text:p>
          </table:table-cell>
          <table:table-cell table:formula="of:=(1-[.S9])*100" office:value-type="float" office:value="0" calcext:value-type="float">
            <text:p>0</text:p>
          </table:table-cell>
          <table:table-cell table:formula="of:=(1-[.T9])*100" office:value-type="float" office:value="5.82999999999999" calcext:value-type="float">
            <text:p>5.82999999999999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9.59" calcext:value-type="float">
            <text:p>59.59</text:p>
          </table:table-cell>
          <table:table-cell/>
          <table:table-cell table:formula="of:=(1-[.X9])*100" office:value-type="float" office:value="43.3322222222222" calcext:value-type="float">
            <text:p>43.3322222222222</text:p>
          </table:table-cell>
          <table:table-cell table:formula="of:=([.M19]+[.N19]+[.O19]+[.P19]+[.R19]+[.U19]+[.V19])/7" office:value-type="float" office:value="85.2228571428572" calcext:value-type="float">
            <text:p>85.22285714285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3.22" calcext:value-type="float">
            <text:p>3.22</text:p>
          </table:table-cell>
          <table:table-cell table:formula="of:=(1-[.F10])*100" office:value-type="float" office:value="98.69" calcext:value-type="float">
            <text:p>98.69</text:p>
          </table:table-cell>
          <table:table-cell table:formula="of:=(1-[.G10])*100" office:value-type="float" office:value="7.86" calcext:value-type="float">
            <text:p>7.86</text:p>
          </table:table-cell>
          <table:table-cell table:formula="of:=(1-[.H10])*100" office:value-type="float" office:value="2.50999999999999" calcext:value-type="float">
            <text:p>2.50999999999999</text:p>
          </table:table-cell>
          <table:table-cell table:formula="of:=(1-[.I10])*100" office:value-type="float" office:value="0.179999999999991" calcext:value-type="float">
            <text:p>0.179999999999991</text:p>
          </table:table-cell>
          <table:table-cell table:formula="of:=(1-[.J10])*100" office:value-type="float" office:value="5.69999999999999" calcext:value-type="float">
            <text:p>5.69999999999999</text:p>
          </table:table-cell>
          <table:table-cell table:formula="of:=(1-[.K10])*100" office:value-type="float" office:value="29.4" calcext:value-type="float">
            <text:p>29.4</text:p>
          </table:table-cell>
          <table:table-cell table:formula="of:=(1-[.L10])*100" office:value-type="float" office:value="2.07999999999999" calcext:value-type="float">
            <text:p>2.07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17" calcext:value-type="float">
            <text:p>99.17</text:p>
          </table:table-cell>
          <table:table-cell table:formula="of:=(1-[.P10])*100" office:value-type="float" office:value="54.77" calcext:value-type="float">
            <text:p>54.77</text:p>
          </table:table-cell>
          <table:table-cell table:formula="of:=(1-[.Q10])*100" office:value-type="float" office:value="79.46" calcext:value-type="float">
            <text:p>79.46</text:p>
          </table:table-cell>
          <table:table-cell table:formula="of:=(1-[.R10])*100" office:value-type="float" office:value="99.47" calcext:value-type="float">
            <text:p>99.47</text:p>
          </table:table-cell>
          <table:table-cell table:formula="of:=(1-[.S10])*100" office:value-type="float" office:value="10.33" calcext:value-type="float">
            <text:p>10.33</text:p>
          </table:table-cell>
          <table:table-cell table:formula="of:=(1-[.T10])*100" office:value-type="float" office:value="34.81" calcext:value-type="float">
            <text:p>34.8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41" calcext:value-type="float">
            <text:p>67.41</text:p>
          </table:table-cell>
          <table:table-cell/>
          <table:table-cell table:formula="of:=(1-[.X10])*100" office:value-type="float" office:value="49.6905555555555" calcext:value-type="float">
            <text:p>49.6905555555555</text:p>
          </table:table-cell>
          <table:table-cell table:formula="of:=([.M20]+[.N20]+[.O20]+[.P20]+[.R20]+[.U20]+[.V20])/7" office:value-type="float" office:value="88.5985714285714" calcext:value-type="float">
            <text:p>88.59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3.07" calcext:value-type="float">
            <text:p>23.07</text:p>
          </table:table-cell>
          <table:table-cell table:formula="of:=(1-[.F11])*100" office:value-type="float" office:value="99.54" calcext:value-type="float">
            <text:p>99.54</text:p>
          </table:table-cell>
          <table:table-cell table:formula="of:=(1-[.G11])*100" office:value-type="float" office:value="14.5" calcext:value-type="float">
            <text:p>14.5</text:p>
          </table:table-cell>
          <table:table-cell table:formula="of:=(1-[.H11])*100" office:value-type="float" office:value="5.67" calcext:value-type="float">
            <text:p>5.67</text:p>
          </table:table-cell>
          <table:table-cell table:formula="of:=(1-[.I11])*100" office:value-type="float" office:value="0.28999999999999" calcext:value-type="float">
            <text:p>0.28999999999999</text:p>
          </table:table-cell>
          <table:table-cell table:formula="of:=(1-[.J11])*100" office:value-type="float" office:value="27.05" calcext:value-type="float">
            <text:p>27.05</text:p>
          </table:table-cell>
          <table:table-cell table:formula="of:=(1-[.K11])*100" office:value-type="float" office:value="49.86" calcext:value-type="float">
            <text:p>49.86</text:p>
          </table:table-cell>
          <table:table-cell table:formula="of:=(1-[.L11])*100" office:value-type="float" office:value="2.32" calcext:value-type="float">
            <text:p>2.32</text:p>
          </table:table-cell>
          <table:table-cell table:formula="of:=(1-[.M11])*100" office:value-type="float" office:value="99.85" calcext:value-type="float">
            <text:p>99.85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35" calcext:value-type="float">
            <text:p>99.35</text:p>
          </table:table-cell>
          <table:table-cell table:formula="of:=(1-[.P11])*100" office:value-type="float" office:value="71.84" calcext:value-type="float">
            <text:p>71.84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47" calcext:value-type="float">
            <text:p>99.47</text:p>
          </table:table-cell>
          <table:table-cell table:formula="of:=(1-[.S11])*100" office:value-type="float" office:value="84.54" calcext:value-type="float">
            <text:p>84.54</text:p>
          </table:table-cell>
          <table:table-cell table:formula="of:=(1-[.T11])*100" office:value-type="float" office:value="40.46" calcext:value-type="float">
            <text:p>40.46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5.02" calcext:value-type="float">
            <text:p>75.02</text:p>
          </table:table-cell>
          <table:table-cell/>
          <table:table-cell table:formula="of:=(1-[.X11])*100" office:value-type="float" office:value="60.6705555555556" calcext:value-type="float">
            <text:p>60.6705555555556</text:p>
          </table:table-cell>
          <table:table-cell table:formula="of:=([.M21]+[.N21]+[.O21]+[.P21]+[.R21]+[.U21]+[.V21])/7" office:value-type="float" office:value="92.15" calcext:value-type="float">
            <text:p>92.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7.17" calcext:value-type="float">
            <text:p>67.17</text:p>
          </table:table-cell>
          <table:table-cell table:formula="of:=(1-[.F12])*100" office:value-type="float" office:value="99.67" calcext:value-type="float">
            <text:p>99.67</text:p>
          </table:table-cell>
          <table:table-cell table:formula="of:=(1-[.G12])*100" office:value-type="float" office:value="62.72" calcext:value-type="float">
            <text:p>62.72</text:p>
          </table:table-cell>
          <table:table-cell table:formula="of:=(1-[.H12])*100" office:value-type="float" office:value="10.25" calcext:value-type="float">
            <text:p>10.25</text:p>
          </table:table-cell>
          <table:table-cell table:formula="of:=(1-[.I12])*100" office:value-type="float" office:value="0.429999999999997" calcext:value-type="float">
            <text:p>0.429999999999997</text:p>
          </table:table-cell>
          <table:table-cell table:formula="of:=(1-[.J12])*100" office:value-type="float" office:value="47.6" calcext:value-type="float">
            <text:p>47.6</text:p>
          </table:table-cell>
          <table:table-cell table:formula="of:=(1-[.K12])*100" office:value-type="float" office:value="62.43" calcext:value-type="float">
            <text:p>62.43</text:p>
          </table:table-cell>
          <table:table-cell table:formula="of:=(1-[.L12])*100" office:value-type="float" office:value="2.66" calcext:value-type="float">
            <text:p>2.66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73" calcext:value-type="float">
            <text:p>99.73</text:p>
          </table:table-cell>
          <table:table-cell table:formula="of:=(1-[.O12])*100" office:value-type="float" office:value="99.38" calcext:value-type="float">
            <text:p>99.38</text:p>
          </table:table-cell>
          <table:table-cell table:formula="of:=(1-[.P12])*100" office:value-type="float" office:value="85.63" calcext:value-type="float">
            <text:p>85.63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3" calcext:value-type="float">
            <text:p>99.53</text:p>
          </table:table-cell>
          <table:table-cell table:formula="of:=(1-[.S12])*100" office:value-type="float" office:value="99.1" calcext:value-type="float">
            <text:p>99.1</text:p>
          </table:table-cell>
          <table:table-cell table:formula="of:=(1-[.T12])*100" office:value-type="float" office:value="41.44" calcext:value-type="float">
            <text:p>41.44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2.67" calcext:value-type="float">
            <text:p>82.67</text:p>
          </table:table-cell>
          <table:table-cell/>
          <table:table-cell table:formula="of:=(1-[.X12])*100" office:value-type="float" office:value="69.9927777777778" calcext:value-type="float">
            <text:p>69.9927777777778</text:p>
          </table:table-cell>
          <table:table-cell table:formula="of:=([.M22]+[.N22]+[.O22]+[.P22]+[.R22]+[.U22]+[.V22])/7" office:value-type="float" office:value="95.2357142857143" calcext:value-type="float">
            <text:p>95.2357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08:21:23.5180692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2T08:22:43.876381689</dc:date>
    <meta:editing-duration>PT2H19M41S</meta:editing-duration>
    <meta:editing-cycles>20</meta:editing-cycles>
    <meta:generator>LibreOffice/6.0.7.3$Linux_X86_64 LibreOffice_project/00m0$Build-3</meta:generator>
    <meta:document-statistic meta:table-count="2" meta:cell-count="3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ISR_base.C9:ISR_base.U11" chart:data-source-has-labels="both" svg:x="0.665cm" svg:y="1.065cm" svg:width="19.909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ISR_base.D9:ISR_base.U9"/>
            <chart:grid chart:class="major"/>
          </chart:axis>
          <chart:axis chart:dimension="y" chart:name="primary-y" chart:style-name="ch5">
            <chart:title svg:x="0.171cm" svg:y="4.283cm" chart:style-name="ch6">
              <text:p>ISR</text:p>
            </chart:title>
            <chart:grid chart:class="major"/>
            <chart:grid chart:class="minor"/>
          </chart:axis>
          <chart:series chart:style-name="ch7" chart:values-cell-range-address="ISR_base.D10:ISR_base.U10" chart:label-cell-address="ISR_base.C10:ISR_base.C10" chart:class="chart:bar">
            <chart:data-point chart:repeated="18"/>
          </chart:series>
          <chart:series chart:style-name="ch8" chart:values-cell-range-address="ISR_base.D11:ISR_base.U11" chart:label-cell-address="ISR_base.C11:ISR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_base.D9:ISR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SR_base.C10:ISR_base.C10</svg:desc>
                </draw:g>
              </table:table-cell>
              <table:table-cell office:value-type="float" office:value="23.001">
                <text:p>23.001</text:p>
                <draw:g>
                  <svg:desc>ISR_base.D10:ISR_base.U10</svg:desc>
                </draw:g>
              </table:table-cell>
              <table:table-cell office:value-type="float" office:value="6.5027">
                <text:p>6.5027</text:p>
              </table:table-cell>
              <table:table-cell office:value-type="float" office:value="23.264">
                <text:p>23.264</text:p>
              </table:table-cell>
              <table:table-cell office:value-type="float" office:value="36.345">
                <text:p>36.345</text:p>
              </table:table-cell>
              <table:table-cell office:value-type="float" office:value="70.751">
                <text:p>70.751</text:p>
              </table:table-cell>
              <table:table-cell office:value-type="float" office:value="38.209">
                <text:p>38.209</text:p>
              </table:table-cell>
              <table:table-cell office:value-type="float" office:value="25.228">
                <text:p>25.228</text:p>
              </table:table-cell>
              <table:table-cell office:value-type="float" office:value="82.22">
                <text:p>82.22</text:p>
              </table:table-cell>
              <table:table-cell office:value-type="float" office:value="0.0579">
                <text:p>0.0579</text:p>
              </table:table-cell>
              <table:table-cell office:value-type="float" office:value="1.1619">
                <text:p>1.1619</text:p>
              </table:table-cell>
              <table:table-cell office:value-type="float" office:value="7.1964">
                <text:p>7.1964</text:p>
              </table:table-cell>
              <table:table-cell office:value-type="float" office:value="14.12">
                <text:p>14.12</text:p>
              </table:table-cell>
              <table:table-cell office:value-type="float" office:value="10.048">
                <text:p>10.048</text:p>
              </table:table-cell>
              <table:table-cell office:value-type="float" office:value="0.2617">
                <text:p>0.2617</text:p>
              </table:table-cell>
              <table:table-cell office:value-type="float" office:value="19.228">
                <text:p>19.228</text:p>
              </table:table-cell>
              <table:table-cell office:value-type="float" office:value="27.828">
                <text:p>27.828</text:p>
              </table:table-cell>
              <table:table-cell office:value-type="float" office:value="0.4713">
                <text:p>0.4713</text:p>
              </table:table-cell>
              <table:table-cell office:value-type="float" office:value="10.799">
                <text:p>10.799</text:p>
              </table:table-cell>
            </table:table-row>
            <table:table-row>
              <table:table-cell office:value-type="string">
                <text:p>CONSERVATIVE</text:p>
                <draw:g>
                  <svg:desc>ISR_base.C11:ISR_base.C11</svg:desc>
                </draw:g>
              </table:table-cell>
              <table:table-cell office:value-type="float" office:value="22.692">
                <text:p>22.692</text:p>
                <draw:g>
                  <svg:desc>ISR_base.D11:ISR_base.U11</svg:desc>
                </draw:g>
              </table:table-cell>
              <table:table-cell office:value-type="float" office:value="5.8215">
                <text:p>5.8215</text:p>
              </table:table-cell>
              <table:table-cell office:value-type="float" office:value="22.715">
                <text:p>22.715</text:p>
              </table:table-cell>
              <table:table-cell office:value-type="float" office:value="34.968">
                <text:p>34.968</text:p>
              </table:table-cell>
              <table:table-cell office:value-type="float" office:value="69.671">
                <text:p>69.671</text:p>
              </table:table-cell>
              <table:table-cell office:value-type="float" office:value="35.91">
                <text:p>35.91</text:p>
              </table:table-cell>
              <table:table-cell office:value-type="float" office:value="23.606">
                <text:p>23.606</text:p>
              </table:table-cell>
              <table:table-cell office:value-type="float" office:value="81.716">
                <text:p>81.716</text:p>
              </table:table-cell>
              <table:table-cell office:value-type="float" office:value="0.0531">
                <text:p>0.0531</text:p>
              </table:table-cell>
              <table:table-cell office:value-type="float" office:value="1.1571">
                <text:p>1.1571</text:p>
              </table:table-cell>
              <table:table-cell office:value-type="float" office:value="5.8175">
                <text:p>5.8175</text:p>
              </table:table-cell>
              <table:table-cell office:value-type="float" office:value="13.777">
                <text:p>13.777</text:p>
              </table:table-cell>
              <table:table-cell office:value-type="float" office:value="10.674">
                <text:p>10.674</text:p>
              </table:table-cell>
              <table:table-cell office:value-type="float" office:value="0.2929">
                <text:p>0.2929</text:p>
              </table:table-cell>
              <table:table-cell office:value-type="float" office:value="14.556">
                <text:p>14.556</text:p>
              </table:table-cell>
              <table:table-cell office:value-type="float" office:value="27.418">
                <text:p>27.418</text:p>
              </table:table-cell>
              <table:table-cell office:value-type="float" office:value="0.5043">
                <text:p>0.5043</text:p>
              </table:table-cell>
              <table:table-cell office:value-type="float" office:value="10.267">
                <text:p>10.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.032cm" svg:y="7.158cm" chart:style-name="ch6">
              <text:p>fraction of
 CONSERVAT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series chart:style-name="ch11" chart:values-cell-range-address="mode_rate.E22:mode_rate.Y22" chart:label-cell-address="mode_rate.D22:mode_rate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mode_rate.D18:mode_rate.D18</svg:desc>
                </draw:g>
              </table:table-cell>
              <table:table-cell office:value-type="float" office:value="0">
                <text:p>0</text:p>
                <draw:g>
                  <svg:desc>mode_rate.E18:mode_rate.Y18</svg:desc>
                </draw:g>
              </table:table-cell>
              <table:table-cell office:value-type="float" office:value="16.25">
                <text:p>16.25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1.86999999999999">
                <text:p>1.86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23.59">
                <text:p>23.59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99.79">
                <text:p>99.79</text:p>
              </table:table-cell>
              <table:table-cell office:value-type="float" office:value="52.9">
                <text:p>52.9</text:p>
              </table:table-cell>
              <table:table-cell office:value-type="float" office:value="NaN">
                <text:p>NaN</text:p>
              </table:table-cell>
              <table:table-cell office:value-type="float" office:value="27.7238888888889">
                <text:p>27.7238888888889</text:p>
              </table:table-cell>
              <table:table-cell office:value-type="float" office:value="67.9585714285714">
                <text:p>67.9585714285714</text:p>
              </table:table-cell>
            </table:table-row>
            <table:table-row>
              <table:table-cell office:value-type="string">
                <text:p>ISR=10</text:p>
                <draw:g>
                  <svg:desc>mode_rate.D19:mode_rate.D19</svg:desc>
                </draw:g>
              </table:table-cell>
              <table:table-cell office:value-type="float" office:value="0.219999999999998">
                <text:p>0.219999999999998</text:p>
                <draw:g>
                  <svg:desc>mode_rate.E19:mode_rate.Y19</svg:desc>
                </draw:g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.689999999999991">
                <text:p>0.689999999999991</text:p>
              </table:table-cell>
              <table:table-cell office:value-type="float" office:value="8.21999999999999">
                <text:p>8.21999999999999</text:p>
              </table:table-cell>
              <table:table-cell office:value-type="float" office:value="1.71">
                <text:p>1.7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9.36">
                <text:p>39.3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322222222222">
                <text:p>43.3322222222222</text:p>
              </table:table-cell>
              <table:table-cell office:value-type="float" office:value="85.2228571428572">
                <text:p>85.2228571428572</text:p>
              </table:table-cell>
            </table:table-row>
            <table:table-row>
              <table:table-cell office:value-type="string">
                <text:p>ISR=15</text:p>
                <draw:g>
                  <svg:desc>mode_rate.D20:mode_rate.D20</svg:desc>
                </draw:g>
              </table:table-cell>
              <table:table-cell office:value-type="float" office:value="3.22">
                <text:p>3.22</text:p>
                <draw:g>
                  <svg:desc>mode_rate.E20:mode_rate.Y20</svg:desc>
                </draw:g>
              </table:table-cell>
              <table:table-cell office:value-type="float" office:value="98.69">
                <text:p>98.69</text:p>
              </table:table-cell>
              <table:table-cell office:value-type="float" office:value="7.86">
                <text:p>7.86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29.4">
                <text:p>29.4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7">
                <text:p>99.17</text:p>
              </table:table-cell>
              <table:table-cell office:value-type="float" office:value="54.77">
                <text:p>54.77</text:p>
              </table:table-cell>
              <table:table-cell office:value-type="float" office:value="79.46">
                <text:p>79.46</text:p>
              </table:table-cell>
              <table:table-cell office:value-type="float" office:value="99.47">
                <text:p>99.47</text:p>
              </table:table-cell>
              <table:table-cell office:value-type="float" office:value="10.33">
                <text:p>10.33</text:p>
              </table:table-cell>
              <table:table-cell office:value-type="float" office:value="34.81">
                <text:p>34.81</text:p>
              </table:table-cell>
              <table:table-cell office:value-type="float" office:value="99.83">
                <text:p>99.83</text:p>
              </table:table-cell>
              <table:table-cell office:value-type="float" office:value="67.41">
                <text:p>67.41</text:p>
              </table:table-cell>
              <table:table-cell office:value-type="float" office:value="NaN">
                <text:p>NaN</text:p>
              </table:table-cell>
              <table:table-cell office:value-type="float" office:value="49.6905555555555">
                <text:p>49.6905555555555</text:p>
              </table:table-cell>
              <table:table-cell office:value-type="float" office:value="88.5985714285714">
                <text:p>88.5985714285714</text:p>
              </table:table-cell>
            </table:table-row>
            <table:table-row>
              <table:table-cell office:value-type="string">
                <text:p>ISR=20</text:p>
                <draw:g>
                  <svg:desc>mode_rate.D21:mode_rate.D21</svg:desc>
                </draw:g>
              </table:table-cell>
              <table:table-cell office:value-type="float" office:value="23.07">
                <text:p>23.07</text:p>
                <draw:g>
                  <svg:desc>mode_rate.E21:mode_rate.Y21</svg:desc>
                </draw:g>
              </table:table-cell>
              <table:table-cell office:value-type="float" office:value="99.54">
                <text:p>99.54</text:p>
              </table:table-cell>
              <table:table-cell office:value-type="float" office:value="14.5">
                <text:p>14.5</text:p>
              </table:table-cell>
              <table:table-cell office:value-type="float" office:value="5.67">
                <text:p>5.67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27.05">
                <text:p>27.05</text:p>
              </table:table-cell>
              <table:table-cell office:value-type="float" office:value="49.86">
                <text:p>49.86</text:p>
              </table:table-cell>
              <table:table-cell office:value-type="float" office:value="2.32">
                <text:p>2.3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71.84">
                <text:p>71.84</text:p>
              </table:table-cell>
              <table:table-cell office:value-type="float" office:value="99.72">
                <text:p>99.72</text:p>
              </table:table-cell>
              <table:table-cell office:value-type="float" office:value="99.47">
                <text:p>99.47</text:p>
              </table:table-cell>
              <table:table-cell office:value-type="float" office:value="84.54">
                <text:p>84.54</text:p>
              </table:table-cell>
              <table:table-cell office:value-type="float" office:value="40.46">
                <text:p>40.46</text:p>
              </table:table-cell>
              <table:table-cell office:value-type="float" office:value="99.83">
                <text:p>99.83</text:p>
              </table:table-cell>
              <table:table-cell office:value-type="float" office:value="75.02">
                <text:p>75.02</text:p>
              </table:table-cell>
              <table:table-cell office:value-type="float" office:value="NaN">
                <text:p>NaN</text:p>
              </table:table-cell>
              <table:table-cell office:value-type="float" office:value="60.6705555555556">
                <text:p>60.6705555555556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ISR=25</text:p>
                <draw:g>
                  <svg:desc>mode_rate.D22:mode_rate.D22</svg:desc>
                </draw:g>
              </table:table-cell>
              <table:table-cell office:value-type="float" office:value="67.17">
                <text:p>67.17</text:p>
                <draw:g>
                  <svg:desc>mode_rate.E22:mode_rate.Y22</svg:desc>
                </draw:g>
              </table:table-cell>
              <table:table-cell office:value-type="float" office:value="99.67">
                <text:p>99.67</text:p>
              </table:table-cell>
              <table:table-cell office:value-type="float" office:value="62.72">
                <text:p>62.72</text:p>
              </table:table-cell>
              <table:table-cell office:value-type="float" office:value="10.25">
                <text:p>10.25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47.6">
                <text:p>47.6</text:p>
              </table:table-cell>
              <table:table-cell office:value-type="float" office:value="62.43">
                <text:p>62.43</text:p>
              </table:table-cell>
              <table:table-cell office:value-type="float" office:value="2.66">
                <text:p>2.66</text:p>
              </table:table-cell>
              <table:table-cell office:value-type="float" office:value="99.88">
                <text:p>99.88</text:p>
              </table:table-cell>
              <table:table-cell office:value-type="float" office:value="99.73">
                <text:p>99.73</text:p>
              </table:table-cell>
              <table:table-cell office:value-type="float" office:value="99.38">
                <text:p>99.38</text:p>
              </table:table-cell>
              <table:table-cell office:value-type="float" office:value="85.63">
                <text:p>85.63</text:p>
              </table:table-cell>
              <table:table-cell office:value-type="float" office:value="99.75">
                <text:p>99.75</text:p>
              </table:table-cell>
              <table:table-cell office:value-type="float" office:value="99.53">
                <text:p>99.53</text:p>
              </table:table-cell>
              <table:table-cell office:value-type="float" office:value="99.1">
                <text:p>99.1</text:p>
              </table:table-cell>
              <table:table-cell office:value-type="float" office:value="41.44">
                <text:p>41.44</text:p>
              </table:table-cell>
              <table:table-cell office:value-type="float" office:value="99.83">
                <text:p>99.83</text:p>
              </table:table-cell>
              <table:table-cell office:value-type="float" office:value="82.67">
                <text:p>82.67</text:p>
              </table:table-cell>
              <table:table-cell office:value-type="float" office:value="NaN">
                <text:p>NaN</text:p>
              </table:table-cell>
              <table:table-cell office:value-type="float" office:value="69.9927777777778">
                <text:p>69.9927777777778</text:p>
              </table:table-cell>
              <table:table-cell office:value-type="float" office:value="95.2357142857143">
                <text:p>95.23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